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aleway" svg:font-family="Raleway, sans-serif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en" fo:country="US" officeooo:rsid="00146212" officeooo:paragraph-rsid="00146212"/>
    </style:style>
    <style:style style:name="P2" style:family="paragraph" style:parent-style-name="Standard" style:list-style-name="L3">
      <style:text-properties style:font-name="Arial" fo:language="en" fo:country="US" officeooo:rsid="00146212" officeooo:paragraph-rsid="00146212"/>
    </style:style>
    <style:style style:name="P3" style:family="paragraph" style:parent-style-name="Standard">
      <style:text-properties style:font-name="Arial" fo:language="en" fo:country="US"/>
    </style:style>
    <style:style style:name="P4" style:family="paragraph" style:parent-style-name="Standard" style:list-style-name="L3">
      <style:text-properties style:font-name="Arial" fo:language="en" fo:country="US" officeooo:paragraph-rsid="00146212"/>
    </style:style>
    <style:style style:name="P5" style:family="paragraph" style:parent-style-name="Standard">
      <style:text-properties style:font-name="Arial" fo:font-size="16pt" fo:language="en" fo:country="US" officeooo:rsid="00146212" officeooo:paragraph-rsid="00146212" style:font-size-asian="16pt" style:font-size-complex="16pt"/>
    </style:style>
    <style:style style:name="P6" style:family="paragraph" style:parent-style-name="Standard">
      <style:text-properties style:font-name="Arial" fo:font-size="16pt" fo:language="en" fo:country="US" officeooo:rsid="00162145" officeooo:paragraph-rsid="00162145" style:font-size-asian="16pt" style:font-size-complex="16pt"/>
    </style:style>
    <style:style style:name="P7" style:family="paragraph" style:parent-style-name="Standard">
      <style:text-properties style:font-name="Arial" fo:font-size="16pt" fo:language="en" fo:country="US" officeooo:rsid="00169a3b" officeooo:paragraph-rsid="00169a3b" style:font-size-asian="16pt" style:font-size-complex="16pt"/>
    </style:style>
    <style:style style:name="P8" style:family="paragraph" style:parent-style-name="Standard">
      <style:text-properties style:font-name="Arial" fo:font-size="12pt" fo:language="en" fo:country="US" officeooo:rsid="00146212" officeooo:paragraph-rsid="00146212" style:font-size-asian="10.5pt" style:font-size-complex="12pt"/>
    </style:style>
    <style:style style:name="P9" style:family="paragraph" style:parent-style-name="Standard" style:list-style-name="L2">
      <style:text-properties style:font-name="Arial" fo:font-size="12pt" fo:language="en" fo:country="US" officeooo:rsid="00146212" officeooo:paragraph-rsid="00146212" style:font-size-asian="10.5pt" style:font-size-complex="12pt"/>
    </style:style>
    <style:style style:name="P10" style:family="paragraph" style:parent-style-name="Standard" style:list-style-name="L2">
      <style:text-properties style:font-name="Arial" fo:font-size="12pt" fo:language="en" fo:country="US" officeooo:rsid="00162145" officeooo:paragraph-rsid="00162145" style:font-size-asian="10.5pt" style:font-size-complex="12pt"/>
    </style:style>
    <style:style style:name="P11" style:family="paragraph" style:parent-style-name="Standard">
      <style:text-properties style:font-name="Arial" fo:font-size="12pt" fo:language="en" fo:country="US" officeooo:rsid="00162145" officeooo:paragraph-rsid="00162145" style:font-size-asian="10.5pt" style:font-size-complex="12pt"/>
    </style:style>
    <style:style style:name="P12" style:family="paragraph" style:parent-style-name="Standard" style:list-style-name="L4">
      <style:text-properties style:font-name="Arial" fo:font-size="12pt" fo:language="en" fo:country="US" officeooo:rsid="00162145" officeooo:paragraph-rsid="00162145" style:font-size-asian="10.5pt" style:font-size-complex="12pt"/>
    </style:style>
    <style:style style:name="P13" style:family="paragraph" style:parent-style-name="Standard" style:list-style-name="L5">
      <style:text-properties style:font-name="Arial" fo:font-size="12pt" fo:language="en" fo:country="US" officeooo:rsid="00162145" officeooo:paragraph-rsid="00162145" style:font-size-asian="10.5pt" style:font-size-complex="12pt"/>
    </style:style>
    <style:style style:name="P14" style:family="paragraph" style:parent-style-name="Standard">
      <style:text-properties style:font-name="Arial" fo:font-size="12pt" fo:language="en" fo:country="US" officeooo:rsid="00169a3b" officeooo:paragraph-rsid="00169a3b" style:font-size-asian="10.5pt" style:font-size-complex="12pt"/>
    </style:style>
    <style:style style:name="P15" style:family="paragraph" style:parent-style-name="Standard">
      <style:text-properties officeooo:paragraph-rsid="00146212"/>
    </style:style>
    <style:style style:name="T1" style:family="text">
      <style:text-properties officeooo:rsid="00146212"/>
    </style:style>
    <style:style style:name="T2" style:family="text">
      <style:text-properties style:font-name="Arial" fo:font-size="16pt" fo:language="en" fo:country="US" officeooo:rsid="00146212" style:font-size-asian="16pt" style:font-size-complex="16pt"/>
    </style:style>
    <style:style style:name="T3" style:family="text">
      <style:text-properties officeooo:rsid="00162145"/>
    </style:style>
    <style:style style:name="T4" style:family="text">
      <style:text-properties officeooo:rsid="00169a3b"/>
    </style:style>
    <style:style style:name="T5" style:family="text">
      <style:text-properties officeooo:rsid="001a121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">Introduction</text:span></text:p>
      <text:p text:style-name="P3"/>
      <text:list xml:id="list2524407624" text:style-name="L3">
        <text:list-item>
          <text:p text:style-name="P4"><text:span text:style-name="T1">Title: GONE</text:span></text:p>
        </text:list-item>
        <text:list-item>
          <text:p text:style-name="P4"><text:span text:style-name="T1">Main Concept: Is the history of a man that’s dealing with depression and the player will have the choice between three possible paths</text:span></text:p>
        </text:list-item>
        <text:list-item>
          <text:p text:style-name="P4"><text:span text:style-name="T1">Main Characteristics: The game will have a paths and system that will track the sanity of the main character, and it’ll give a different ending regarding the main character mental state</text:span></text:p>
        </text:list-item>
        <text:list-item>
          <text:p text:style-name="P2">Genre: To Define, Visual Novel, Adventure Game</text:p>
        </text:list-item>
        <text:list-item>
          <text:p text:style-name="P2">Purpose and Public: The game is to show the effects of depression, the main target will be mostly adults and people that are of a legal age</text:p>
        </text:list-item>
        <text:list-item>
          <text:p text:style-name="P2">Objectives: the objective will be to follow the main character through the day and maybe interact with different characters</text:p>
        </text:list-item>
        <text:list-item>
          <text:p text:style-name="P2">Visual Style: To Define, Maybe a mix of pixel art and hand drawn</text:p>
        </text:list-item>
        <text:list-item>
          <text:p text:style-name="P2">Reach: Possibly a dlc that expands the story in a different path or show another facet of the disease</text:p>
        </text:list-item>
        <text:list-item>
          <text:p text:style-name="P2">Platform: Windows, MacOs, Linux</text:p>
        </text:list-item>
      </text:list>
      <text:p text:style-name="P1"/>
      <text:p text:style-name="P5">Script</text:p>
      <text:p text:style-name="P5"/>
      <text:p text:style-name="P6"><text:span text:style-name="T5">(</text:span> Write 3 Different main paths, that changes by the player actions)</text:p>
      <text:p text:style-name="P8"/>
      <text:p text:style-name="P8">The game starts in a kitchen table, the main character is drinking some substance and there’s visible pill bottles; The character stands and walk down a corridor, pick up photo, stare at the picture frame for a second or two, grab his phone, keys and exit his home.</text:p>
      <text:p text:style-name="P8"/>
      <text:p text:style-name="P8">In the walk to work, he’ll receive multiple text messages, and continue waking to the bus stop. He encounters two different </text:p>
      <text:p text:style-name="P8"/>
      <text:p text:style-name="P8"/>
      <text:p text:style-name="P5">Game Mechanics</text:p>
      <text:p text:style-name="P8"/>
      <text:p text:style-name="P8">The Main mechanic will be a sanity meter that will change the animation of the character and different aspects of the world around him.</text:p>
      <text:p text:style-name="P8"/>
      <text:p text:style-name="P8">This meter will determine what ending the player gets. If limits themselves to follow the same routine, the character will be numb to any anything that the player does.</text:p>
      <text:p text:style-name="P8"/>
      <text:p text:style-name="P8">If the player chooses to explore more and interest in doing other activities the ending will be a more optimistic.</text:p>
      <text:p text:style-name="P8"/>
      <text:p text:style-name="P8">If the player chooses to delve into the disease, and starts to choose it; The ending will be one that tries to explore what happens in the afterlife.</text:p>
      <text:p text:style-name="P8"/>
      <text:list text:style-name="L2">
        <text:list-item>
          <text:p text:style-name="P9">Camera: 2D</text:p>
        </text:list-item>
        <text:list-item>
          <text:p text:style-name="P9">Controls: WASD, keyboard ( Possibly Controller Support )</text:p>
        </text:list-item>
        <text:list-item>
          <text:p text:style-name="P9">Inventory: </text:p>
        </text:list-item>
        <text:list-item>
          <text:p text:style-name="P9"><text:soft-page-break/>Phone: It’ll have the option of making call to different characters, receive messages, and saving the progress of the player, Maybe as a quest tracker. ( Possibly more )</text:p>
        </text:list-item>
        <text:list-item>
          <text:p text:style-name="P9">Gameplay: It’ll consist in the player <text:span text:style-name="T3">going through the day to day life of the main character. The player will have option of doing multiple activities and impact in the life of the character</text:span></text:p>
        </text:list-item>
        <text:list-item>
          <text:p text:style-name="P9">Stages: </text:p>
          <text:list>
            <text:list-item>
              <text:p text:style-name="P9">The main character house</text:p>
            </text:list-item>
            <text:list-item>
              <text:p text:style-name="P9">City ( Will connect different Stages )</text:p>
            </text:list-item>
            <text:list-item>
              <text:p text:style-name="P9">Office</text:p>
            </text:list-item>
            <text:list-item>
              <text:p text:style-name="P9">Bar</text:p>
            </text:list-item>
            <text:list-item>
              <text:p text:style-name="P9">Convenient store</text:p>
            </text:list-item>
            <text:list-item>
              <text:p text:style-name="P9">Restaurant</text:p>
            </text:list-item>
            <text:list-item>
              <text:p text:style-name="P9">Bus</text:p>
            </text:list-item>
            <text:list-item>
              <text:p text:style-name="P9">Park</text:p>
            </text:list-item>
          </text:list>
        </text:list-item>
        <text:list-item>
          <text:p text:style-name="P10">The Player progression will be determined by the path the choose to follow</text:p>
        </text:list-item>
      </text:list>
      <text:p text:style-name="P11"/>
      <text:p text:style-name="P6">Game States</text:p>
      <text:p text:style-name="P6"/>
      <text:list text:style-name="L4">
        <text:list-item>
          <text:p text:style-name="P12">Main Screen</text:p>
        </text:list-item>
        <text:list-item>
          <text:p text:style-name="P12">Credits Screen </text:p>
        </text:list-item>
        <text:list-item>
          <text:p text:style-name="P12">Gameplay Screen</text:p>
        </text:list-item>
        <text:list-item>
          <text:p text:style-name="P12">Settings Screen</text:p>
        </text:list-item>
      </text:list>
      <text:p text:style-name="P11"/>
      <text:p text:style-name="P6">Interface</text:p>
      <text:p text:style-name="P6"/>
      <text:p text:style-name="P6">Stages</text:p>
      <text:p text:style-name="P6"/>
      <text:p text:style-name="P6">Game Progression</text:p>
      <text:p text:style-name="P6"/>
      <text:p text:style-name="P6">Characters</text:p>
      <text:p text:style-name="P6"/>
      <text:p text:style-name="P6">Items</text:p>
      <text:p text:style-name="P6"/>
      <text:p text:style-name="P6">Music and Sounds</text:p>
      <text:p text:style-name="P6"/>
      <text:p text:style-name="P11">The music will be compose and perform by MrWindwaker</text:p>
      <text:p text:style-name="P11"/>
      <text:p text:style-name="P6">Concept Art</text:p>
      <text:p text:style-name="P6"/>
      <text:p text:style-name="P6">( Make Some Concept Art )</text:p>
      <text:p text:style-name="P6"/>
      <text:p text:style-name="P6"><text:soft-page-break/>Team Members</text:p>
      <text:p text:style-name="P11"/>
      <text:list text:style-name="L5">
        <text:list-item>
          <text:p text:style-name="P13"><text:span text:style-name="T4">MrWindwaker ( Garcia ) .- </text:span>Progra<text:span text:style-name="T4">mmer, Music, Concept Art, Writer, Director</text:span></text:p>
        </text:list-item>
      </text:list>
      <text:p text:style-name="P14"/>
      <text:p text:style-name="P7">Production Details</text:p>
      <text:p text:style-name="P14"/>
      <text:p text:style-name="P14">The Game Engine is program form scratch, and has been actively in development for over a month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aleway" svg:font-family="Raleway, sans-serif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7:24:11.744477843</meta:creation-date>
    <dc:date>2023-09-28T11:44:28.926017219</dc:date>
    <meta:editing-duration>PT4H20M17S</meta:editing-duration>
    <meta:editing-cycles>4</meta:editing-cycles>
    <meta:generator>LibreOffice/7.5.4.2$MacOSX_X86_64 LibreOffice_project/36ccfdc35048b057fd9854c757a8b67ec53977b6</meta:generator>
    <meta:document-statistic meta:table-count="0" meta:image-count="0" meta:object-count="0" meta:page-count="3" meta:paragraph-count="52" meta:word-count="534" meta:character-count="2955" meta:non-whitespace-character-count="2498"/>
  </office:meta>
</office:document-meta>
</file>